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10-02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1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2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1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2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24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27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1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12-13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26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23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2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1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2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2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24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1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0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22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2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18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547" calcext:value-type="float">
            <text:p>10.745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04457931035" calcext:value-type="float">
            <text:p>11.090445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7928" calcext:value-type="float">
            <text:p>11.1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1177931035" calcext:value-type="float">
            <text:p>11.006117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51168" calcext:value-type="float">
            <text:p>10.81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98872" calcext:value-type="float">
            <text:p>10.67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7373333333" calcext:value-type="float">
            <text:p>10.64073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6687483871" calcext:value-type="float">
            <text:p>10.4166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30888" calcext:value-type="float">
            <text:p>10.08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61491612903" calcext:value-type="float">
            <text:p>10.7061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12993103448" calcext:value-type="float">
            <text:p>10.9212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78629677419" calcext:value-type="float">
            <text:p>10.7678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53225806452" calcext:value-type="float">
            <text:p>10.385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9176" calcext:value-type="float">
            <text:p>9.95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7912" calcext:value-type="float">
            <text:p>9.78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8458666667" calcext:value-type="float">
            <text:p>10.4338458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06668387097" calcext:value-type="float">
            <text:p>10.3006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31767741936" calcext:value-type="float">
            <text:p>9.8053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1328" calcext:value-type="float">
            <text:p>9.54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466477419355" calcext:value-type="float">
            <text:p>9.3746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708" calcext:value-type="float">
            <text:p>9.60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22547096774" calcext:value-type="float">
            <text:p>10.77225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07365714286" calcext:value-type="float">
            <text:p>10.90073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89713548387" calcext:value-type="float">
            <text:p>10.8689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3991483871" calcext:value-type="float">
            <text:p>10.9439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12593103448" calcext:value-type="float">
            <text:p>10.60125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5079483871" calcext:value-type="float">
            <text:p>10.5050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61141333333" calcext:value-type="float">
            <text:p>10.8361141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33788387097" calcext:value-type="float">
            <text:p>10.6633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2993548387" calcext:value-type="float">
            <text:p>10.064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1776" calcext:value-type="float">
            <text:p>10.38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2307096774" calcext:value-type="float">
            <text:p>10.3262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40168" calcext:value-type="float">
            <text:p>10.90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76232258065" calcext:value-type="float">
            <text:p>11.2176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56157142857" calcext:value-type="float">
            <text:p>11.18561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8768516129" calcext:value-type="float">
            <text:p>11.1387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17032" calcext:value-type="float">
            <text:p>10.73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19793548387" calcext:value-type="float">
            <text:p>10.551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44933333333" calcext:value-type="float">
            <text:p>10.9744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69584516129" calcext:value-type="float">
            <text:p>10.9869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2606451613" calcext:value-type="float">
            <text:p>10.799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0984" calcext:value-type="float">
            <text:p>10.36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36135483871" calcext:value-type="float">
            <text:p>10.3536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24448" calcext:value-type="float">
            <text:p>10.77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1708387097" calcext:value-type="float">
            <text:p>10.7771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82131428571" calcext:value-type="float">
            <text:p>10.95821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44369032258" calcext:value-type="float">
            <text:p>10.8944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80608" calcext:value-type="float">
            <text:p>10.74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26304" calcext:value-type="float">
            <text:p>10.6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0136774193" calcext:value-type="float">
            <text:p>10.42101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45992" calcext:value-type="float">
            <text:p>10.53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59816774194" calcext:value-type="float">
            <text:p>10.5459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3060645161" calcext:value-type="float">
            <text:p>10.5973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93197333333" calcext:value-type="float">
            <text:p>10.7793197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1744516129" calcext:value-type="float">
            <text:p>10.6831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33008" calcext:value-type="float">
            <text:p>10.76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81392" calcext:value-type="float">
            <text:p>10.91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71677241379" calcext:value-type="float">
            <text:p>11.07716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74983225806" calcext:value-type="float">
            <text:p>10.9474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05037419355" calcext:value-type="float">
            <text:p>11.0605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99461333333" calcext:value-type="float">
            <text:p>11.2699461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08270967742" calcext:value-type="float">
            <text:p>11.410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90248" calcext:value-type="float">
            <text:p>11.34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05592" calcext:value-type="float">
            <text:p>11.23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81312" calcext:value-type="float">
            <text:p>11.10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1863225806" calcext:value-type="float">
            <text:p>11.37218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7904" calcext:value-type="float">
            <text:p>11.45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1476129032" calcext:value-type="float">
            <text:p>11.4721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32525714286" calcext:value-type="float">
            <text:p>11.47325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1873548387" calcext:value-type="float">
            <text:p>11.4541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5370322581" calcext:value-type="float">
            <text:p>11.2285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3546666667" calcext:value-type="float">
            <text:p>11.17735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42438709677" calcext:value-type="float">
            <text:p>11.054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40049655172" calcext:value-type="float">
            <text:p>10.73400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7950967742" calcext:value-type="float">
            <text:p>10.6467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21109677419" calcext:value-type="float">
            <text:p>9.7842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39466666667" calcext:value-type="float">
            <text:p>9.97339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4206451613" calcext:value-type="float">
            <text:p>10.174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644" calcext:value-type="float">
            <text:p>10.8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767741936" calcext:value-type="float">
            <text:p>11.362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39154285714" calcext:value-type="float">
            <text:p>11.33391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07442580645" calcext:value-type="float">
            <text:p>11.3707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78541935484" calcext:value-type="float">
            <text:p>11.467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6858666667" calcext:value-type="float">
            <text:p>11.4396858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65642666667" calcext:value-type="float">
            <text:p>11.4065642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46408" calcext:value-type="float">
            <text:p>11.32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4629677419" calcext:value-type="float">
            <text:p>10.4884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9437333333" calcext:value-type="float">
            <text:p>10.5649437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91566451613" calcext:value-type="float">
            <text:p>10.7291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75416" calcext:value-type="float">
            <text:p>11.26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5429677419" calcext:value-type="float">
            <text:p>11.5095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2257142857" calcext:value-type="float">
            <text:p>11.4942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7899354839" calcext:value-type="float">
            <text:p>11.5067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1907096774" calcext:value-type="float">
            <text:p>11.5301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08245517241" calcext:value-type="float">
            <text:p>11.510824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99767741936" calcext:value-type="float">
            <text:p>11.489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65269333333" calcext:value-type="float">
            <text:p>11.4465269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62061935484" calcext:value-type="float">
            <text:p>11.2362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09032258065" calcext:value-type="float">
            <text:p>10.790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27634666667" calcext:value-type="float">
            <text:p>10.6127634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472258065" calcext:value-type="float">
            <text:p>11.0794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29896" calcext:value-type="float">
            <text:p>11.42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6888" calcext:value-type="float">
            <text:p>11.45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8656551724" calcext:value-type="float">
            <text:p>11.50686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9889032258" calcext:value-type="float">
            <text:p>11.5009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78809230769" calcext:value-type="float">
            <text:p>11.297880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675936" calcext:value-type="float">
            <text:p>11.226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69864615385" calcext:value-type="float">
            <text:p>11.096986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79072" calcext:value-type="float">
            <text:p>10.786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39504615385" calcext:value-type="float">
            <text:p>10.173950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235261538462" calcext:value-type="float">
            <text:p>9.972352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514656" calcext:value-type="float">
            <text:p>9.905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948514285714" calcext:value-type="float">
            <text:p>9.95948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77177142857" calcext:value-type="float">
            <text:p>10.47771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174" calcext:value-type="float">
            <text:p>10.536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3005714286" calcext:value-type="float">
            <text:p>10.46030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07211428571" calcext:value-type="float">
            <text:p>10.45072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622" calcext:value-type="float">
            <text:p>11.66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0084" calcext:value-type="float">
            <text:p>11.34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7852" calcext:value-type="float">
            <text:p>11.00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518" calcext:value-type="float">
            <text:p>10.96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702" calcext:value-type="float">
            <text:p>10.4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632" calcext:value-type="float">
            <text:p>9.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7332" calcext:value-type="float">
            <text:p>10.65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4716" calcext:value-type="float">
            <text:p>11.82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4988" calcext:value-type="float">
            <text:p>11.71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3196" calcext:value-type="float">
            <text:p>11.09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1212" calcext:value-type="float">
            <text:p>11.22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2636" calcext:value-type="float">
            <text:p>10.42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7892" calcext:value-type="float">
            <text:p>11.32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8812" calcext:value-type="float">
            <text:p>11.06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27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84" meta:object-count="0"/>
    <meta:user-defined meta:name="AppVersion">3.0</meta:user-defined>
  </office:meta>
</office:document-meta>
</file>